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>
      <style:table-cell-properties fo:border-bottom="none" fo:border-left="0.99pt solid #000000" fo:border-right="none" fo:border-top="none"/>
    </style:style>
    <style:style style:name="ce3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>
      <style:table-cell-properties fo:border-bottom="none" fo:border-left="none" fo:border-right="0.99pt solid #000000" fo:border-top="none"/>
    </style:style>
    <style:style style:name="ce3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Sheet1_1" table:style-name="ta1">
        <table:shapes>
          <draw:frame draw:z-index="0" draw:style-name="gr1" draw:text-style-name="P1" svg:width="15.999cm" svg:height="8.999cm" svg:x="11.28cm" svg:y="0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7"/>
        <table:table-column table:style-name="co1" table:default-cell-style-name="ce32"/>
        <table:table-column table:style-name="co1" table:default-cell-style-name="ce38"/>
        <table:table-column table:style-name="co1" table:default-cell-style-name="ce44"/>
        <table:table-row table:style-name="ro1">
          <table:table-cell table:style-name="ce24" office:value-type="string" calcext:value-type="string">
            <text:p>Somme - montant</text:p>
          </table:table-cell>
          <table:table-cell table:style-name="ce29" office:value-type="string" calcext:value-type="string">
            <text:p>typevente</text:p>
          </table:table-cell>
          <table:table-cell table:style-name="ce35"/>
          <table:table-cell table:style-name="ce41"/>
        </table:table-row>
        <table:table-row table:style-name="ro1">
          <table:table-cell table:style-name="ce25" office:value-type="string" calcext:value-type="string">
            <text:p>annee</text:p>
          </table:table-cell>
          <table:table-cell table:style-name="ce30" office:value-type="string" calcext:value-type="string">
            <text:p>En ligne</text:p>
          </table:table-cell>
          <table:table-cell table:style-name="ce36" office:value-type="string" calcext:value-type="string">
            <text:p>En magasin</text:p>
          </table:table-cell>
          <table:table-cell table:style-name="ce42" office:value-type="string" calcext:value-type="string">
            <text:p>Total Résultat</text:p>
          </table:table-cell>
        </table:table-row>
        <table:table-row table:style-name="ro1">
          <table:table-cell table:style-name="ce26" office:value-type="float" office:value="2020" calcext:value-type="float">
            <text:p>2020</text:p>
          </table:table-cell>
          <table:table-cell table:style-name="ce31" office:value-type="float" office:value="9406.17" calcext:value-type="float">
            <text:p>9406,17</text:p>
          </table:table-cell>
          <table:table-cell table:style-name="ce37" office:value-type="float" office:value="14687.35" calcext:value-type="float">
            <text:p>14687,35</text:p>
          </table:table-cell>
          <table:table-cell table:style-name="ce43" office:value-type="float" office:value="24093.52" calcext:value-type="float">
            <text:p>24093,5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383.07" calcext:value-type="float">
            <text:p>11383,07</text:p>
          </table:table-cell>
          <table:table-cell office:value-type="float" office:value="13205.79" calcext:value-type="float">
            <text:p>13205,79</text:p>
          </table:table-cell>
          <table:table-cell office:value-type="float" office:value="24588.86" calcext:value-type="float">
            <text:p>24588,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115.73" calcext:value-type="float">
            <text:p>9115,73</text:p>
          </table:table-cell>
          <table:table-cell office:value-type="float" office:value="17438.13" calcext:value-type="float">
            <text:p>17438,13</text:p>
          </table:table-cell>
          <table:table-cell office:value-type="float" office:value="26553.86" calcext:value-type="float">
            <text:p>26553,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909.08" calcext:value-type="float">
            <text:p>11909,08</text:p>
          </table:table-cell>
          <table:table-cell office:value-type="float" office:value="19432.73" calcext:value-type="float">
            <text:p>19432,73</text:p>
          </table:table-cell>
          <table:table-cell office:value-type="float" office:value="31341.81" calcext:value-type="float">
            <text:p>31341,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33" office:value-type="float" office:value="13679.01" calcext:value-type="float">
            <text:p>13679,01</text:p>
          </table:table-cell>
          <table:table-cell table:style-name="ce39" office:value-type="float" office:value="22360.51" calcext:value-type="float">
            <text:p>22360,51</text:p>
          </table:table-cell>
          <table:table-cell table:style-name="ce45" office:value-type="float" office:value="36039.52" calcext:value-type="float">
            <text:p>36039,52</text:p>
          </table:table-cell>
        </table:table-row>
        <table:table-row table:style-name="ro1">
          <table:table-cell table:style-name="ce28" office:value-type="string" calcext:value-type="string">
            <text:p>Total Résultat</text:p>
          </table:table-cell>
          <table:table-cell table:style-name="ce34" office:value-type="float" office:value="55493.06" calcext:value-type="float">
            <text:p>55493,06</text:p>
          </table:table-cell>
          <table:table-cell table:style-name="ce40" office:value-type="float" office:value="87124.51" calcext:value-type="float">
            <text:p>87124,51</text:p>
          </table:table-cell>
          <table:table-cell table:style-name="ce46" office:value-type="float" office:value="142617.57" calcext:value-type="float">
            <text:p>142617,57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Sheet1_1'.A1:'Table dynamique_Sheet1_1'.D8" table:buttons="'Table dynamique_Sheet1_1'.A2 'Table dynamique_Sheet1_1'.B1" table:show-filter-button="false" table:drill-down-on-double-click="false">
          <table:database-source-query table:database-name="Graphique_Librairie" table:query-name="Graphique 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En ligne" table:display="true" table:show-details="true"/>
                <table:data-pilot-member table:name="En magas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,42" table:display="true" table:show-details="true"/>
                <table:data-pilot-member table:name="2153,42" table:display="true" table:show-details="true"/>
                <table:data-pilot-member table:name="9115,73" table:display="true" table:show-details="true"/>
                <table:data-pilot-member table:name="9406,17" table:display="true" table:show-details="true"/>
                <table:data-pilot-member table:name="11383,07" table:display="true" table:show-details="true"/>
                <table:data-pilot-member table:name="11909,08" table:display="true" table:show-details="true"/>
                <table:data-pilot-member table:name="13205,79" table:display="true" table:show-details="true"/>
                <table:data-pilot-member table:name="13679,01" table:display="true" table:show-details="true"/>
                <table:data-pilot-member table:name="14687,35" table:display="true" table:show-details="true"/>
                <table:data-pilot-member table:name="17438,13" table:display="true" table:show-details="true"/>
                <table:data-pilot-member table:name="19432,73" table:display="true" table:show-details="true"/>
                <table:data-pilot-member table:name="22360,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08:50.635362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2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color="#000000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3.538cm" svg:y="0.316cm" chart:style-name="ch2">
          <text:p>Comparaison ventes en ligne et en magasin</text:p>
        </chart:title>
        <chart:legend chart:legend-position="end" svg:x="12.857cm" svg:y="2.95cm" style:legend-expansion="high" chart:style-name="ch3"/>
        <chart:plot-area chart:style-name="ch4" table:cell-range-address="PivotChart" chart:data-source-has-labels="column" svg:x="0.32cm" svg:y="1.275cm" svg:width="12.217cm" svg:height="6.645cm">
          <chart:coordinate-region svg:x="1.524cm" svg:y="1.474cm" svg:width="10.641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5"/>
          </chart:series>
          <chart:series chart:style-name="ch8" chart:values-cell-range-address="PT@data 1" chart:label-cell-address="PT@label 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ligne</text:p>
                <draw:g>
                  <svg:desc>PT@label 0</svg:desc>
                </draw:g>
              </table:table-cell>
              <table:table-cell office:value-type="string">
                <text:p>En magasin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9406.17">
                <text:p>9406.17</text:p>
                <draw:g>
                  <svg:desc>PT@data 0</svg:desc>
                </draw:g>
              </table:table-cell>
              <table:table-cell office:value-type="float" office:value="14687.35">
                <text:p>14687.3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383.07">
                <text:p>11383.07</text:p>
              </table:table-cell>
              <table:table-cell office:value-type="float" office:value="13205.79">
                <text:p>13205.7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115.73">
                <text:p>9115.73</text:p>
              </table:table-cell>
              <table:table-cell office:value-type="float" office:value="17438.13">
                <text:p>17438.1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1909.08">
                <text:p>11909.08</text:p>
              </table:table-cell>
              <table:table-cell office:value-type="float" office:value="19432.73">
                <text:p>19432.7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3679.01">
                <text:p>13679.01</text:p>
              </table:table-cell>
              <table:table-cell office:value-type="float" office:value="22360.51">
                <text:p>22360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